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40d8" officeooo:paragraph-rsid="000c40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93166490227409901" text:style-name="L1">
        <text:list-item>
          <text:p text:style-name="P1">Home</text:p>
        </text:list-item>
        <text:list-item>
          <text:p text:style-name="P1">About</text:p>
          <text:list>
            <text:list-item>
              <text:p text:style-name="P1">Purpose</text:p>
            </text:list-item>
            <text:list-item>
              <text:p text:style-name="P1">Team</text:p>
            </text:list-item>
            <text:list-item>
              <text:p text:style-name="P1">Locations</text:p>
            </text:list-item>
          </text:list>
        </text:list-item>
        <text:list-item>
          <text:p text:style-name="P1">Services</text:p>
          <text:list>
            <text:list-item>
              <text:p text:style-name="P1">Obfuscation</text:p>
              <text:list>
                <text:list-item>
                  <text:p text:style-name="P1">Premium Obfuscation</text:p>
                </text:list-item>
                <text:list-item>
                  <text:p text:style-name="P1">Basic Obfuscation</text:p>
                </text:list-item>
              </text:list>
            </text:list-item>
            <text:list-item>
              <text:p text:style-name="P1">Aggrandizement</text:p>
              <text:list>
                <text:list-item>
                  <text:p text:style-name="P1">Premium Aggrandizement</text:p>
                </text:list-item>
                <text:list-item>
                  <text:p text:style-name="P1">Extra-premium Aggrandizement</text:p>
                </text:list-item>
              </text:list>
            </text:list-item>
          </text:list>
        </text:list-item>
        <text:list-item>
          <text:p text:style-name="P1">Etymology</text:p>
        </text:list-item>
        <text:list-item>
          <text:p text:style-name="P1">Conta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</meta:initial-creator>
    <meta:creation-date>2014-07-02T19:19:03.544983570</meta:creation-date>
    <dc:date>2014-07-02T19:24:31.384219288</dc:date>
    <dc:creator>benjamin </dc:creator>
    <meta:editing-duration>P0D</meta:editing-duration>
    <meta:editing-cycles>1</meta:editing-cycles>
    <meta:document-statistic meta:table-count="0" meta:image-count="0" meta:object-count="0" meta:page-count="1" meta:paragraph-count="14" meta:word-count="32" meta:character-count="192" meta:non-whitespace-character-count="188"/>
    <meta:generator>LibreOffice/4.1.3.2$Linux_X86_64 LibreOffice_project/410m0$Build-2</meta:generator>
  </office:meta>
</office:document-meta>
</file>